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107436F096BBE9B8430.png" manifest:media-type="image/png"/>
  <manifest:file-entry manifest:full-path="Pictures/1000000100000311000001EC20C83762E1A75EF0.png" manifest:media-type="image/png"/>
  <manifest:file-entry manifest:full-path="Pictures/10000001000003470000023A625CCACD4411C3DA.png" manifest:media-type="image/png"/>
  <manifest:file-entry manifest:full-path="Pictures/100000010000034F000001C23E10C8AB3CEECB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745f" officeooo:paragraph-rsid="0009745f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A}</text:p>
      <text:p text:style-name="P1"><draw:frame draw:style-name="fr1" draw:name="Image1" text:anchor-type="char" svg:x="0.476cm" svg:y="0.261cm" svg:width="17cm" svg:height="11.538cm" draw:z-index="0"><draw:image xlink:href="Pictures/100000010000034F000001C23E10C8AB3CEECB59.png" xlink:type="simple" xlink:show="embed" xlink:actuate="onLoad" draw:mime-type="image/png"/></draw:frame><draw:frame draw:style-name="fr1" draw:name="Image2" text:anchor-type="char" svg:x="0.291cm" svg:y="14.3cm" svg:width="17cm" svg:height="12.252cm" draw:z-index="1"><draw:image xlink:href="Pictures/10000001000003470000023A625CCACD4411C3DA.png" xlink:type="simple" xlink:show="embed" xlink:actuate="onLoad" draw:mime-type="image/png"/></draw:frame><text:s text:c="32"/></text:p>
      <text:p text:style-name="P1">Question B} <text:s text:c="86"/></text:p>
      <text:p text:style-name="P1"/>
      <text:p text:style-name="P1"><draw:frame draw:style-name="fr1" draw:name="Image3" text:anchor-type="char" svg:x="0cm" svg:y="2.302cm" svg:width="17cm" svg:height="10.654cm" draw:z-index="2"><draw:image xlink:href="Pictures/1000000100000311000001EC20C83762E1A75EF0.png" xlink:type="simple" xlink:show="embed" xlink:actuate="onLoad" draw:mime-type="image/png"/></draw:frame><draw:frame draw:style-name="fr1" draw:name="Image4" text:anchor-type="char" svg:x="0.146cm" svg:y="14.499cm" svg:width="17cm" svg:height="5.71cm" draw:z-index="3"><draw:image xlink:href="Pictures/100000010000030F00000107436F096BBE9B8430.png" xlink:type="simple" xlink:show="embed" xlink:actuate="onLoad" draw:mime-type="image/png"/></draw:frame><text:soft-page-break/>Question c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7:21:40.942169047</meta:creation-date>
    <dc:date>2024-03-07T17:32:09.057542670</dc:date>
    <meta:editing-duration>PT18S</meta:editing-duration>
    <meta:editing-cycles>1</meta:editing-cycles>
    <meta:document-statistic meta:table-count="0" meta:image-count="4" meta:object-count="0" meta:page-count="2" meta:paragraph-count="4" meta:word-count="6" meta:character-count="152" meta:non-whitespace-character-count="30"/>
    <meta:generator>LibreOffice/7.3.7.2$Linux_X86_64 LibreOffice_project/30$Build-2</meta:generator>
  </office:meta>
</office:document-meta>
</file>